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JR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ediaEModaCompleto_A</text:p>
          </table:table-cell>
          <table:table-cell office:value-type="string" calcext:value-type="string">
            <text:p>MediaEModaCompleto</text:p>
          </table:table-cell>
          <table:table-cell office:value-type="string" calcext:value-type="string">
            <text:p>MediaEModaMesmaClasse_A</text:p>
          </table:table-cell>
          <table:table-cell office:value-type="string" calcext:value-type="string">
            <text:p>MediaEModaMesmaClasse</text:p>
          </table:table-cell>
          <table:table-cell office:value-type="string" calcext:value-type="string">
            <text:p>kNNCompleto_A</text:p>
          </table:table-cell>
          <table:table-cell office:value-type="string" calcext:value-type="string">
            <text:p>kNNCompleto</text:p>
          </table:table-cell>
          <table:table-cell office:value-type="string" calcext:value-type="string">
            <text:p>kNNMesmaClasse_A</text:p>
          </table:table-cell>
          <table:table-cell office:value-type="string" calcext:value-type="string">
            <text:p>kNNMesmaClasse</text:p>
          </table:table-cell>
        </table:table-row>
        <table:table-row table:style-name="ro1">
          <table:table-cell office:value-type="string" calcext:value-type="string">
            <text:p>2Year</text:p>
          </table:table-cell>
          <table:table-cell office:value-type="float" office:value="92.9479103266383" calcext:value-type="float">
            <text:p>92.9479103266383</text:p>
          </table:table-cell>
          <table:table-cell office:value-type="float" office:value="95.7565429093122" calcext:value-type="float">
            <text:p>95.7565429093122</text:p>
          </table:table-cell>
          <table:table-cell office:value-type="float" office:value="94.2590282004463" calcext:value-type="float">
            <text:p>94.2590282004463</text:p>
          </table:table-cell>
          <table:table-cell office:value-type="float" office:value="95.3951612903226" calcext:value-type="float">
            <text:p>95.3951612903226</text:p>
          </table:table-cell>
          <table:table-cell office:value-type="float" office:value="95.8326232501522" calcext:value-type="float">
            <text:p>95.8326232501522</text:p>
          </table:table-cell>
          <table:table-cell office:value-type="float" office:value="97.1698113207547" calcext:value-type="float">
            <text:p>97.1698113207547</text:p>
          </table:table-cell>
          <table:table-cell office:value-type="float" office:value="96.9929245283019" calcext:value-type="float">
            <text:p>96.9929245283019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7.4744496855346" calcext:value-type="float">
            <text:p>97.4744496855346</text:p>
          </table:table-cell>
        </table:table-row>
        <table:table-row table:style-name="ro1">
          <table:table-cell office:value-type="string" calcext:value-type="string">
            <text:p>3Year</text:p>
          </table:table-cell>
          <table:table-cell office:value-type="float" office:value="92.3583765324423" calcext:value-type="float">
            <text:p>92.3583765324423</text:p>
          </table:table-cell>
          <table:table-cell office:value-type="float" office:value="95.1812642802742" calcext:value-type="float">
            <text:p>95.1812642802742</text:p>
          </table:table-cell>
          <table:table-cell office:value-type="float" office:value="93.8115863695551" calcext:value-type="float">
            <text:p>93.8115863695551</text:p>
          </table:table-cell>
          <table:table-cell office:value-type="float" office:value="94.9097855194949" calcext:value-type="float">
            <text:p>94.9097855194949</text:p>
          </table:table-cell>
          <table:table-cell office:value-type="float" office:value="95.417119131268" calcext:value-type="float">
            <text:p>95.417119131268</text:p>
          </table:table-cell>
          <table:table-cell office:value-type="float" office:value="96.2558962264151" calcext:value-type="float">
            <text:p>96.2558962264151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7.0715408805031" calcext:value-type="float">
            <text:p>97.0715408805031</text:p>
          </table:table-cell>
          <table:table-cell office:value-type="float" office:value="97.1206761006289" calcext:value-type="float">
            <text:p>97.1206761006289</text:p>
          </table:table-cell>
        </table:table-row>
        <table:table-row table:style-name="ro1">
          <table:table-cell office:value-type="string" calcext:value-type="string">
            <text:p>4Year</text:p>
          </table:table-cell>
          <table:table-cell office:value-type="float" office:value="91.8082964368543" calcext:value-type="float">
            <text:p>91.8082964368543</text:p>
          </table:table-cell>
          <table:table-cell office:value-type="float" office:value="95.0077482605946" calcext:value-type="float">
            <text:p>95.0077482605946</text:p>
          </table:table-cell>
          <table:table-cell office:value-type="float" office:value="93.7071473750791" calcext:value-type="float">
            <text:p>93.7071473750791</text:p>
          </table:table-cell>
          <table:table-cell office:value-type="float" office:value="94.8786105840185" calcext:value-type="float">
            <text:p>94.8786105840185</text:p>
          </table:table-cell>
          <table:table-cell office:value-type="float" office:value="95.2317625975121" calcext:value-type="float">
            <text:p>95.2317625975121</text:p>
          </table:table-cell>
          <table:table-cell office:value-type="float" office:value="96.3443396226415" calcext:value-type="float">
            <text:p>96.3443396226415</text:p>
          </table:table-cell>
          <table:table-cell office:value-type="float" office:value="96.3836477987421" calcext:value-type="float">
            <text:p>96.3836477987421</text:p>
          </table:table-cell>
          <table:table-cell office:value-type="float" office:value="96.9241352201258" calcext:value-type="float">
            <text:p>96.9241352201258</text:p>
          </table:table-cell>
          <table:table-cell office:value-type="float" office:value="96.7374213836478" calcext:value-type="float">
            <text:p>96.737421383647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2.0928538784438" calcext:value-type="float">
            <text:p>82.0928538784438</text:p>
          </table:table-cell>
          <table:table-cell table:number-columns-repeated="2" office:value-type="float" office:value="82.0453028866094" calcext:value-type="float">
            <text:p>82.0453028866094</text:p>
          </table:table-cell>
          <table:table-cell table:number-columns-repeated="2" office:value-type="float" office:value="82.3810657233959" calcext:value-type="float">
            <text:p>82.3810657233959</text:p>
          </table:table-cell>
          <table:table-cell office:value-type="float" office:value="96.2657232704402" calcext:value-type="float">
            <text:p>96.2657232704402</text:p>
          </table:table-cell>
          <table:table-cell office:value-type="float" office:value="96.3345125786163" calcext:value-type="float">
            <text:p>96.3345125786163</text:p>
          </table:table-cell>
          <table:table-cell office:value-type="float" office:value="96.560534591195" calcext:value-type="float">
            <text:p>96.560534591195</text:p>
          </table:table-cell>
          <table:table-cell office:value-type="float" office:value="96.6096698113207" calcext:value-type="float">
            <text:p>96.6096698113207</text:p>
          </table:table-cell>
        </table:table-row>
        <table:table-row table:style-name="ro1">
          <table:table-cell office:value-type="string" calcext:value-type="string">
            <text:p>AdultAutism</text:p>
          </table:table-cell>
          <table:table-cell table:number-columns-repeated="5" office:value-type="float" office:value="96.8064516129032" calcext:value-type="float">
            <text:p>96.8064516129032</text:p>
          </table:table-cell>
          <table:table-cell office:value-type="float" office:value="96.5113993710692" calcext:value-type="float">
            <text:p>96.5113993710692</text:p>
          </table:table-cell>
          <table:table-cell office:value-type="float" office:value="96.5703616352201" calcext:value-type="float">
            <text:p>96.5703616352201</text:p>
          </table:table-cell>
          <table:table-cell office:value-type="float" office:value="97.0911949685535" calcext:value-type="float">
            <text:p>97.0911949685535</text:p>
          </table:table-cell>
          <table:table-cell office:value-type="float" office:value="96.9437893081761" calcext:value-type="float">
            <text:p>96.9437893081761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72.4784946236559" calcext:value-type="float">
            <text:p>72.4784946236559</text:p>
          </table:table-cell>
          <table:table-cell table:number-columns-repeated="4" office:value-type="float" office:value="72.7921146953405" calcext:value-type="float">
            <text:p>72.7921146953405</text:p>
          </table:table-cell>
          <table:table-cell office:value-type="float" office:value="96.4917452830189" calcext:value-type="float">
            <text:p>96.4917452830189</text:p>
          </table:table-cell>
          <table:table-cell office:value-type="float" office:value="96.3345125786164" calcext:value-type="float">
            <text:p>96.3345125786164</text:p>
          </table:table-cell>
          <table:table-cell office:value-type="float" office:value="96.9143081761006" calcext:value-type="float">
            <text:p>96.9143081761006</text:p>
          </table:table-cell>
          <table:table-cell office:value-type="float" office:value="96.688286163522" calcext:value-type="float">
            <text:p>96.688286163522</text:p>
          </table:table-cell>
        </table:table-row>
        <table:table-row table:style-name="ro1">
          <table:table-cell office:value-type="string" calcext:value-type="string">
            <text:p>BreastCancerW</text:p>
          </table:table-cell>
          <table:table-cell office:value-type="float" office:value="94.2811059907834" calcext:value-type="float">
            <text:p>94.2811059907834</text:p>
          </table:table-cell>
          <table:table-cell table:number-columns-repeated="2" office:value-type="float" office:value="94.7235023041475" calcext:value-type="float">
            <text:p>94.7235023041475</text:p>
          </table:table-cell>
          <table:table-cell table:number-columns-repeated="2" office:value-type="float" office:value="94.815668202765" calcext:value-type="float">
            <text:p>94.815668202765</text:p>
          </table:table-cell>
          <table:table-cell office:value-type="float" office:value="96.7865566037736" calcext:value-type="float">
            <text:p>96.7865566037736</text:p>
          </table:table-cell>
          <table:table-cell office:value-type="float" office:value="96.6686320754717" calcext:value-type="float">
            <text:p>96.6686320754717</text:p>
          </table:table-cell>
          <table:table-cell office:value-type="float" office:value="97.4941037735849" calcext:value-type="float">
            <text:p>97.4941037735849</text:p>
          </table:table-cell>
          <table:table-cell office:value-type="float" office:value="96.875" calcext:value-type="float">
            <text:p>96.875</text:p>
          </table:table-cell>
        </table:table-row>
        <table:table-row table:style-name="ro1">
          <table:table-cell office:value-type="string" calcext:value-type="string">
            <text:p>CollegesUSNews</text:p>
          </table:table-cell>
          <table:table-cell office:value-type="float" office:value="63.9447852760736" calcext:value-type="float">
            <text:p>63.9447852760736</text:p>
          </table:table-cell>
          <table:table-cell office:value-type="float" office:value="73.1868197110627" calcext:value-type="float">
            <text:p>73.1868197110627</text:p>
          </table:table-cell>
          <table:table-cell office:value-type="float" office:value="73.8794775380962" calcext:value-type="float">
            <text:p>73.8794775380962</text:p>
          </table:table-cell>
          <table:table-cell office:value-type="float" office:value="91.7698396991886" calcext:value-type="float">
            <text:p>91.7698396991886</text:p>
          </table:table-cell>
          <table:table-cell office:value-type="float" office:value="91.8391054818919" calcext:value-type="float">
            <text:p>91.8391054818919</text:p>
          </table:table-cell>
          <table:table-cell office:value-type="float" office:value="96.3934748427673" calcext:value-type="float">
            <text:p>96.3934748427673</text:p>
          </table:table-cell>
          <table:table-cell office:value-type="float" office:value="96.688286163522" calcext:value-type="float">
            <text:p>96.688286163522</text:p>
          </table:table-cell>
          <table:table-cell office:value-type="float" office:value="96.8651729559749" calcext:value-type="float">
            <text:p>96.8651729559749</text:p>
          </table:table-cell>
          <table:table-cell office:value-type="float" office:value="96.7177672955975" calcext:value-type="float">
            <text:p>96.7177672955975</text:p>
          </table:table-cell>
        </table:table-row>
        <table:table-row table:style-name="ro1">
          <table:table-cell office:value-type="string" calcext:value-type="string">
            <text:p>CongretionalVoting</text:p>
          </table:table-cell>
          <table:table-cell office:value-type="float" office:value="93.3142941698727" calcext:value-type="float">
            <text:p>93.3142941698727</text:p>
          </table:table-cell>
          <table:table-cell table:number-columns-repeated="2" office:value-type="float" office:value="93.4918614974845" calcext:value-type="float">
            <text:p>93.4918614974845</text:p>
          </table:table-cell>
          <table:table-cell table:number-columns-repeated="2" office:value-type="float" office:value="94.2613199171353" calcext:value-type="float">
            <text:p>94.2613199171353</text:p>
          </table:table-cell>
          <table:table-cell office:value-type="float" office:value="96.1674528301887" calcext:value-type="float">
            <text:p>96.1674528301887</text:p>
          </table:table-cell>
          <table:table-cell office:value-type="float" office:value="96.2165880503144" calcext:value-type="float">
            <text:p>96.2165880503144</text:p>
          </table:table-cell>
          <table:table-cell office:value-type="float" office:value="96.9339622641509" calcext:value-type="float">
            <text:p>96.9339622641509</text:p>
          </table:table-cell>
          <table:table-cell office:value-type="float" office:value="97.2386006289308" calcext:value-type="float">
            <text:p>97.2386006289308</text:p>
          </table:table-cell>
        </table:table-row>
        <table:table-row table:style-name="ro1">
          <table:table-cell office:value-type="string" calcext:value-type="string">
            <text:p>CreditApproval</text:p>
          </table:table-cell>
          <table:table-cell office:value-type="float" office:value="84.10833488719" calcext:value-type="float">
            <text:p>84.10833488719</text:p>
          </table:table-cell>
          <table:table-cell office:value-type="float" office:value="84.8355398098079" calcext:value-type="float">
            <text:p>84.8355398098079</text:p>
          </table:table-cell>
          <table:table-cell office:value-type="float" office:value="84.984710050345" calcext:value-type="float">
            <text:p>84.984710050345</text:p>
          </table:table-cell>
          <table:table-cell table:number-columns-repeated="2" office:value-type="float" office:value="84.9101249300764" calcext:value-type="float">
            <text:p>84.9101249300764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6.8455188679245" calcext:value-type="float">
            <text:p>96.8455188679245</text:p>
          </table:table-cell>
          <table:table-cell office:value-type="float" office:value="97.1698113207547" calcext:value-type="float">
            <text:p>97.1698113207547</text:p>
          </table:table-cell>
          <table:table-cell office:value-type="float" office:value="97.0224056603774" calcext:value-type="float">
            <text:p>97.0224056603774</text:p>
          </table:table-cell>
        </table:table-row>
        <table:table-row table:style-name="ro1">
          <table:table-cell office:value-type="string" calcext:value-type="string">
            <text:p>Hip</text:p>
          </table:table-cell>
          <table:table-cell office:value-type="float" office:value="83.4423963133641" calcext:value-type="float">
            <text:p>83.4423963133641</text:p>
          </table:table-cell>
          <table:table-cell table:number-columns-repeated="2" office:value-type="float" office:value="85.5161290322581" calcext:value-type="float">
            <text:p>85.5161290322581</text:p>
          </table:table-cell>
          <table:table-cell table:number-columns-repeated="2" office:value-type="float" office:value="94.0414746543779" calcext:value-type="float">
            <text:p>94.0414746543779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6.501572327044" calcext:value-type="float">
            <text:p>96.501572327044</text:p>
          </table:table-cell>
          <table:table-cell office:value-type="float" office:value="96.9830974842768" calcext:value-type="float">
            <text:p>96.9830974842768</text:p>
          </table:table-cell>
          <table:table-cell office:value-type="float" office:value="96.8848270440252" calcext:value-type="float">
            <text:p>96.8848270440252</text:p>
          </table:table-cell>
        </table:table-row>
        <table:table-row table:style-name="ro1">
          <table:table-cell office:value-type="string" calcext:value-type="string">
            <text:p>JungleChessRatPanther</text:p>
          </table:table-cell>
          <table:table-cell office:value-type="float" office:value="95.7619047619048" calcext:value-type="float">
            <text:p>95.7619047619048</text:p>
          </table:table-cell>
          <table:table-cell table:number-columns-repeated="2" office:value-type="float" office:value="95.7245995172263" calcext:value-type="float">
            <text:p>95.7245995172263</text:p>
          </table:table-cell>
          <table:table-cell office:value-type="float" office:value="95.7377660741716" calcext:value-type="float">
            <text:p>95.7377660741716</text:p>
          </table:table-cell>
          <table:table-cell office:value-type="float" office:value="95.750932631117" calcext:value-type="float">
            <text:p>95.750932631117</text:p>
          </table:table-cell>
          <table:table-cell office:value-type="float" office:value="96.6293238993711" calcext:value-type="float">
            <text:p>96.6293238993711</text:p>
          </table:table-cell>
          <table:table-cell office:value-type="float" office:value="96.7079402515723" calcext:value-type="float">
            <text:p>96.7079402515723</text:p>
          </table:table-cell>
          <table:table-cell office:value-type="float" office:value="97.1403301886793" calcext:value-type="float">
            <text:p>97.1403301886793</text:p>
          </table:table-cell>
          <table:table-cell office:value-type="float" office:value="96.9143081761006" calcext:value-type="float">
            <text:p>96.9143081761006</text:p>
          </table:table-cell>
        </table:table-row>
        <table:table-row table:style-name="ro1">
          <table:table-cell office:value-type="string" calcext:value-type="string">
            <text:p>MammographicMass</text:p>
          </table:table-cell>
          <table:table-cell office:value-type="float" office:value="74.1588810065587" calcext:value-type="float">
            <text:p>74.1588810065587</text:p>
          </table:table-cell>
          <table:table-cell office:value-type="float" office:value="83.0465801097577" calcext:value-type="float">
            <text:p>83.0465801097577</text:p>
          </table:table-cell>
          <table:table-cell office:value-type="float" office:value="82.9930397537144" calcext:value-type="float">
            <text:p>82.9930397537144</text:p>
          </table:table-cell>
          <table:table-cell table:number-columns-repeated="2" office:value-type="float" office:value="83.8496854504082" calcext:value-type="float">
            <text:p>83.8496854504082</text:p>
          </table:table-cell>
          <table:table-cell office:value-type="float" office:value="96.4622641509434" calcext:value-type="float">
            <text:p>96.4622641509434</text:p>
          </table:table-cell>
          <table:table-cell office:value-type="float" office:value="96.7570754716981" calcext:value-type="float">
            <text:p>96.7570754716981</text:p>
          </table:table-cell>
          <table:table-cell office:value-type="float" office:value="97.1501572327044" calcext:value-type="float">
            <text:p>97.1501572327044</text:p>
          </table:table-cell>
          <table:table-cell office:value-type="float" office:value="97.1698113207547" calcext:value-type="float">
            <text:p>97.1698113207547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office:value-type="float" office:value="92.8757467144564" calcext:value-type="float">
            <text:p>92.8757467144564</text:p>
          </table:table-cell>
          <table:table-cell office:value-type="float" office:value="93.2341696535245" calcext:value-type="float">
            <text:p>93.2341696535245</text:p>
          </table:table-cell>
          <table:table-cell office:value-type="float" office:value="92.9832735961768" calcext:value-type="float">
            <text:p>92.9832735961768</text:p>
          </table:table-cell>
          <table:table-cell office:value-type="float" office:value="92.636798088411" calcext:value-type="float">
            <text:p>92.636798088411</text:p>
          </table:table-cell>
          <table:table-cell office:value-type="float" office:value="92.5531660692951" calcext:value-type="float">
            <text:p>92.5531660692951</text:p>
          </table:table-cell>
          <table:table-cell office:value-type="float" office:value="97.061713836478" calcext:value-type="float">
            <text:p>97.061713836478</text:p>
          </table:table-cell>
          <table:table-cell office:value-type="float" office:value="96.8848270440251" calcext:value-type="float">
            <text:p>96.8848270440251</text:p>
          </table:table-cell>
          <table:table-cell office:value-type="float" office:value="97.4253144654088" calcext:value-type="float">
            <text:p>97.4253144654088</text:p>
          </table:table-cell>
          <table:table-cell office:value-type="float" office:value="97.2386006289308" calcext:value-type="float">
            <text:p>97.2386006289308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table:number-columns-repeated="5" office:value-type="float" office:value="96.7730976318673" calcext:value-type="float">
            <text:p>96.7730976318673</text:p>
          </table:table-cell>
          <table:table-cell office:value-type="float" office:value="96.9929245283019" calcext:value-type="float">
            <text:p>96.9929245283019</text:p>
          </table:table-cell>
          <table:table-cell office:value-type="float" office:value="97.002751572327" calcext:value-type="float">
            <text:p>97.002751572327</text:p>
          </table:table-cell>
          <table:table-cell office:value-type="float" office:value="97.3663522012579" calcext:value-type="float">
            <text:p>97.3663522012579</text:p>
          </table:table-cell>
          <table:table-cell office:value-type="float" office:value="97.3368710691824" calcext:value-type="float">
            <text:p>97.3368710691824</text:p>
          </table:table-cell>
        </table:table-row>
        <table:table-row table:style-name="ro1">
          <table:table-cell/>
          <table:table-cell table:formula="of:=AVERAGE([.B2:.B16])" office:value-type="float" office:value="87.1435286775339" calcext:value-type="float">
            <text:p>87.1435286775339</text:p>
          </table:table-cell>
          <table:table-cell table:formula="of:=AVERAGE([.C2:.C16])" office:value-type="float" office:value="89.208114927478" calcext:value-type="float">
            <text:p>89.208114927478</text:p>
          </table:table-cell>
          <table:table-cell table:formula="of:=AVERAGE([.D2:.D16])" office:value-type="float" office:value="88.9660881374167" calcext:value-type="float">
            <text:p>88.9660881374167</text:p>
          </table:table-cell>
          <table:table-cell table:formula="of:=AVERAGE([.E2:.E16])" office:value-type="float" office:value="91.0639309382585" calcext:value-type="float">
            <text:p>91.0639309382585</text:p>
          </table:table-cell>
          <table:table-cell table:formula="of:=AVERAGE([.F2:.F16])" office:value-type="float" office:value="91.1503807986338" calcext:value-type="float">
            <text:p>91.1503807986338</text:p>
          </table:table-cell>
          <table:table-cell table:formula="of:=AVERAGE([.G2:.G16])" office:value-type="float" office:value="96.5756027253669" calcext:value-type="float">
            <text:p>96.5756027253669</text:p>
          </table:table-cell>
          <table:table-cell table:formula="of:=AVERAGE([.H2:.H16])" office:value-type="float" office:value="96.629323899371" calcext:value-type="float">
            <text:p>96.629323899371</text:p>
          </table:table-cell>
          <table:table-cell table:formula="of:=AVERAGE([.I2:.I16])" office:value-type="float" office:value="97.099711740042" calcext:value-type="float">
            <text:p>97.099711740042</text:p>
          </table:table-cell>
          <table:table-cell table:formula="of:=AVERAGE([.J2:.J16])" office:value-type="float" office:value="96.9981656184486" calcext:value-type="float">
            <text:p>96.998165618448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kNNMesmaClasse_A</text:p>
          </table:table-cell>
          <table:table-cell table:style-name="ce1" office:value-type="float" office:value="97.099711740042" calcext:value-type="float">
            <text:p>97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</text:p>
          </table:table-cell>
          <table:table-cell table:style-name="ce1" office:value-type="float" office:value="96.9981656184486" calcext:value-type="float">
            <text:p>9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</text:p>
          </table:table-cell>
          <table:table-cell table:style-name="ce1" office:value-type="float" office:value="96.629323899371" calcext:value-type="float">
            <text:p>96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_A</text:p>
          </table:table-cell>
          <table:table-cell table:style-name="ce1" office:value-type="float" office:value="96.5756027253669" calcext:value-type="float">
            <text:p>96.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</text:p>
          </table:table-cell>
          <table:table-cell table:style-name="ce1" office:value-type="float" office:value="91.1503807986338" calcext:value-type="float">
            <text:p>91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_A</text:p>
          </table:table-cell>
          <table:table-cell table:style-name="ce1" office:value-type="float" office:value="91.0639309382585" calcext:value-type="float">
            <text:p>91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_A</text:p>
          </table:table-cell>
          <table:table-cell table:style-name="ce1" office:value-type="float" office:value="89.208114927478" calcext:value-type="float">
            <text:p>89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</text:p>
          </table:table-cell>
          <table:table-cell table:style-name="ce1" office:value-type="float" office:value="88.9660881374167" calcext:value-type="float">
            <text:p>88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1" office:value-type="float" office:value="87.1435286775339" calcext:value-type="float">
            <text:p>87.14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JRip.A21:JRip.B2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7:12:51.552112335</dc:date>
    <meta:editing-duration>PT5M29S</meta:editing-duration>
    <meta:editing-cycles>1</meta:editing-cycles>
    <meta:document-statistic meta:table-count="1" meta:cell-count="187" meta:object-count="0"/>
    <meta:generator>LibreOffice/6.0.6.2$Linux_X86_64 LibreOffice_project/00m0$Build-2</meta:generator>
  </office:meta>
</office:document-meta>
</file>